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94pt"/>
    </style:style>
    <style:style style:name="co3" style:family="table-column">
      <style:table-column-properties fo:break-before="auto" style:column-width="61pt"/>
    </style:style>
    <style:style style:name="co4" style:family="table-column">
      <style:table-column-properties fo:break-before="auto" style:column-width="83.99pt"/>
    </style:style>
    <style:style style:name="co5" style:family="table-column">
      <style:table-column-properties fo:break-before="auto" style:column-width="101pt"/>
    </style:style>
    <style:style style:name="co6" style:family="table-column">
      <style:table-column-properties fo:break-before="auto" style:column-width="111pt"/>
    </style:style>
    <style:style style:name="co7" style:family="table-column">
      <style:table-column-properties fo:break-before="auto" style:column-width="68pt"/>
    </style:style>
    <style:style style:name="co8" style:family="table-column">
      <style:table-column-properties fo:break-before="auto" style:column-width="90.99pt"/>
    </style:style>
    <style:style style:name="co9" style:family="table-column">
      <style:table-column-properties fo:break-before="auto" style:column-width="83pt"/>
    </style:style>
    <style:style style:name="co10" style:family="table-column">
      <style:table-column-properties fo:break-before="auto" style:column-width="92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style:diagonal-bl-tr="none" style:diagonal-tl-br="none" fo:border-left="0.74pt solid #5b9bd5" fo:border-right="none" style:rotation-align="none" fo:border-top="0.74pt solid #5b9bd5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deebf7" style:diagonal-bl-tr="none" style:diagonal-tl-br="none" fo:border-left="0.74pt solid #5b9bd5" fo:border-right="none" style:rotation-align="none" fo:border-top="1.76pt solid #5b9bd5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5b9bd5" fo:border-right="none" style:rotation-align="none" fo:border-top="0.74pt solid #5b9bd5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deebf7" style:diagonal-bl-tr="none" style:diagonal-tl-br="none" fo:border-left="0.74pt solid #5b9bd5" fo:border-right="none" style:rotation-align="none" fo:border-top="0.74pt solid #5b9bd5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5b9bd5" fo:background-color="#deebf7" style:diagonal-bl-tr="none" style:diagonal-tl-br="none" fo:border-left="0.74pt solid #5b9bd5" fo:border-right="none" style:rotation-align="none" fo:border-top="0.74pt solid #5b9bd5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0.74pt solid #5b9bd5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2">
      <style:table-cell-properties fo:border-bottom="none" fo:background-color="#deebf7" style:diagonal-bl-tr="none" style:diagonal-tl-br="none" fo:border-left="1.76pt solid #000000" fo:border-right="none" style:rotation-align="none" fo:border-top="1.76pt solid #5b9bd5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order-bottom="none" style:diagonal-bl-tr="none" style:diagonal-tl-br="none" fo:border-left="1.76pt solid #000000" fo:border-right="none" style:rotation-align="none" fo:border-top="0.74pt solid #5b9bd5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fo:border-bottom="none" fo:background-color="#deebf7" style:diagonal-bl-tr="none" style:diagonal-tl-br="none" fo:border-left="1.76pt solid #000000" fo:border-right="none" style:rotation-align="none" fo:border-top="0.74pt solid #5b9bd5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fo:border-bottom="0.74pt solid #5b9bd5" fo:background-color="#deebf7" style:diagonal-bl-tr="none" style:diagonal-tl-br="none" fo:border-left="1.76pt solid #000000" fo:border-right="none" style:rotation-align="none" fo:border-top="0.74pt solid #5b9bd5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</style:style>
    <style:style style:name="ce13" style:family="table-cell" style:parent-style-name="Default" style:data-style-name="N125">
      <style:table-cell-properties fo:border-bottom="none" fo:background-color="#deebf7" style:diagonal-bl-tr="none" style:diagonal-tl-br="none" fo:border-left="0.74pt solid #5b9bd5" fo:border-right="none" style:rotation-align="none" fo:border-top="1.76pt solid #5b9bd5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order-bottom="none" style:diagonal-bl-tr="none" style:diagonal-tl-br="none" fo:border-left="0.74pt solid #5b9bd5" fo:border-right="none" style:rotation-align="none" fo:border-top="0.74pt solid #5b9bd5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order-bottom="none" fo:background-color="#deebf7" style:diagonal-bl-tr="none" style:diagonal-tl-br="none" fo:border-left="0.74pt solid #5b9bd5" fo:border-right="none" style:rotation-align="none" fo:border-top="0.74pt solid #5b9bd5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fo:border-bottom="0.74pt solid #5b9bd5" fo:background-color="#deebf7" style:diagonal-bl-tr="none" style:diagonal-tl-br="none" fo:border-left="0.74pt solid #5b9bd5" fo:border-right="none" style:rotation-align="none" fo:border-top="0.74pt solid #5b9bd5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1">
      <style:table-cell-properties fo:border-bottom="none" style:diagonal-bl-tr="none" style:diagonal-tl-br="none" fo:border-left="0.74pt solid #5b9bd5" fo:border-right="none" style:rotation-align="none" fo:border-top="0.74pt solid #5b9bd5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">
      <style:table-cell-properties fo:border-bottom="none" fo:background-color="#deebf7" style:diagonal-bl-tr="none" style:diagonal-tl-br="none" fo:border-left="0.74pt solid #5b9bd5" fo:border-right="none" style:rotation-align="none" fo:border-top="0.74pt solid #5b9bd5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">
      <style:table-cell-properties fo:border-bottom="0.74pt solid #5b9bd5" fo:background-color="#deebf7" style:diagonal-bl-tr="none" style:diagonal-tl-br="none" fo:border-left="0.74pt solid #5b9bd5" fo:border-right="none" style:rotation-align="none" fo:border-top="0.74pt solid #5b9bd5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">
      <style:table-cell-properties fo:border-bottom="none" fo:background-color="#deebf7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1.76pt solid #5b9bd5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0.74pt solid #5b9bd5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">
      <style:table-cell-properties fo:border-bottom="none" fo:background-color="#deebf7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0.74pt solid #5b9bd5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1">
      <style:table-cell-properties fo:border-bottom="0.74pt solid #5b9bd5" fo:background-color="#deebf7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0.74pt solid #5b9bd5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25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1.76pt solid #5b9bd5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0.74pt solid #5b9bd5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0.74pt solid #5b9bd5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5b9bd5" fo:background-color="#deebf7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0.74pt solid #5b9bd5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0.74pt solid #5b9bd5" fo:border-right="0.74pt solid #5b9bd5" style:rotation-align="none" fo:border-top="0.74pt solid #5b9bd5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0.74pt solid #5b9bd5" style:direction="ltr" fo:border-right="0.74pt solid #5b9bd5" style:rotation-angle="0" style:rotation-align="none" style:shrink-to-fit="false" fo:border-top="1.76pt solid #5b9bd5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5b9bd5" style:direction="ltr" fo:border-right="0.74pt solid #5b9bd5" style:rotation-angle="0" style:rotation-align="none" style:shrink-to-fit="false" fo:border-top="0.74pt solid #5b9bd5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0.74pt solid #5b9bd5" style:direction="ltr" fo:border-right="0.74pt solid #5b9bd5" style:rotation-angle="0" style:rotation-align="none" style:shrink-to-fit="false" fo:border-top="0.74pt solid #5b9bd5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" table:number-columns-repeated="1008" table:default-cell-style-name="Default"/>
        <table:table-row table:style-name="ro1">
          <table:table-cell office:value-type="string" calcext:value-type="string">
            <text:p>Rb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Rp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table:number-columns-repeated="4"/>
          <table:table-cell table:style-name="ce24"/>
          <table:table-cell table:style-name="ce6" office:value-type="string" calcext:value-type="string">
            <text:p>Rp</text:p>
          </table:table-cell>
          <table:table-cell table:style-name="ce12" office:value-type="float" office:value="620" calcext:value-type="float">
            <text:p>620</text:p>
          </table:table-cell>
          <table:table-cell table:style-name="ce12" table:number-columns-repeated="4"/>
          <table:table-cell table:number-columns-repeated="1009"/>
        </table:table-row>
        <table:table-row table:style-name="ro2"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Rin</text:p>
          </table:table-cell>
          <table:table-cell table:style-name="ce7" office:value-type="string" calcext:value-type="string">
            <text:p>Vout</text:p>
          </table:table-cell>
          <table:table-cell table:style-name="ce1" office:value-type="string" calcext:value-type="string">
            <text:p>Float Range</text:p>
          </table:table-cell>
          <table:table-cell table:style-name="ce1" office:value-type="string" calcext:value-type="string">
            <text:p>ΔFloat</text:p>
          </table:table-cell>
          <table:table-cell table:style-name="ce1" office:value-type="string" calcext:value-type="string">
            <text:p>64k Range</text:p>
          </table:table-cell>
          <table:table-cell table:style-name="ce1" office:value-type="string" calcext:value-type="string">
            <text:p>Δ64k</text:p>
          </table:table-cell>
          <table:table-cell table:style-name="ce1" office:value-type="string" calcext:value-type="string">
            <text:p>Threshold &lt;=</text:p>
          </table:table-cell>
          <table:table-cell table:style-name="ce1" office:value-type="string" calcext:value-type="string">
            <text:p>Hex Threshold</text:p>
          </table:table-cell>
          <table:table-cell table:style-name="ce7" office:value-type="string" calcext:value-type="string">
            <text:p>Vout2</text:p>
          </table:table-cell>
          <table:table-cell table:style-name="ce1" office:value-type="string" calcext:value-type="string">
            <text:p>Float Range3</text:p>
          </table:table-cell>
          <table:table-cell table:style-name="ce1" office:value-type="string" calcext:value-type="string">
            <text:p>ΔFloat4</text:p>
          </table:table-cell>
          <table:table-cell table:style-name="ce1" office:value-type="string" calcext:value-type="string">
            <text:p>4k Range5</text:p>
          </table:table-cell>
          <table:table-cell table:style-name="ce1" office:value-type="string" calcext:value-type="string">
            <text:p>In Hex</text:p>
          </table:table-cell>
          <table:table-cell table:style-name="ce1" office:value-type="string" calcext:value-type="string">
            <text:p>Low Thresh</text:p>
          </table:table-cell>
          <table:table-cell table:style-name="ce29" office:value-type="string" calcext:value-type="string">
            <text:p>Thresh Hex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Vol Down</text:p>
          </table:table-cell>
          <table:table-cell table:style-name="ce2" office:value-type="float" office:value="56" calcext:value-type="float">
            <text:p>56</text:p>
          </table:table-cell>
          <table:table-cell table:style-name="ce8" table:formula="of:=3.3/(1+[.$D$1]/([.$B3]+[.$B$1]))" office:value-type="float" office:value="0.332374100719424" calcext:value-type="float">
            <text:p>0.33</text:p>
          </table:table-cell>
          <table:table-cell table:style-name="ce13" table:formula="of:=[.C3]/3.3" office:value-type="float" office:value="0.100719424460432" calcext:value-type="float">
            <text:p>0.101</text:p>
          </table:table-cell>
          <table:table-cell table:style-name="ce13"/>
          <table:table-cell table:style-name="ce2" table:formula="of:=COM.MICROSOFT.FLOOR([.D3]*65536; 1)" office:value-type="float" office:value="6600" calcext:value-type="float">
            <text:p>6600</text:p>
          </table:table-cell>
          <table:table-cell table:style-name="ce2"/>
          <table:table-cell table:style-name="ce20" office:value-type="float" office:value="0" calcext:value-type="float">
            <text:p>0</text:p>
          </table:table-cell>
          <table:table-cell table:style-name="ce25" table:formula="of:=DEC2HEX([.H3])" office:value-type="string" office:string-value="0" calcext:value-type="string">
            <text:p>0</text:p>
          </table:table-cell>
          <table:table-cell table:style-name="ce8" table:formula="of:=3.3/(1+[.K$1]/([.$B3]+[.$B$1]))" office:value-type="float" office:value="0.273372781065089" calcext:value-type="float">
            <text:p>0.27</text:p>
          </table:table-cell>
          <table:table-cell table:style-name="ce13" table:formula="of:=[.J3]/3.3" office:value-type="float" office:value="0.0828402366863905" calcext:value-type="float">
            <text:p>0.083</text:p>
          </table:table-cell>
          <table:table-cell table:style-name="ce13"/>
          <table:table-cell table:style-name="ce2" table:formula="of:=COM.MICROSOFT.FLOOR(([.B3]*4095)/([.B3]+[.$K$1]); 1)" office:value-type="float" office:value="339" calcext:value-type="float">
            <text:p>339</text:p>
          </table:table-cell>
          <table:table-cell table:style-name="ce25" table:formula="of:=DEC2HEX([.M3])" office:value-type="string" office:string-value="153" calcext:value-type="string">
            <text:p>153</text:p>
          </table:table-cell>
          <table:table-cell table:style-name="ce2" table:formula="of:=[.M3]/2" office:value-type="float" office:value="169.5" calcext:value-type="float">
            <text:p>169.5</text:p>
          </table:table-cell>
          <table:table-cell table:style-name="ce30" table:formula="of:=DEC2HEX([.O3])" office:value-type="string" office:string-value="A9" calcext:value-type="string">
            <text:p>A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ol Up</text:p>
          </table:table-cell>
          <table:table-cell table:style-name="ce3" office:value-type="float" office:value="149.1" calcext:value-type="float">
            <text:p>149.1</text:p>
          </table:table-cell>
          <table:table-cell table:style-name="ce9" table:formula="of:=3.3/(1+[.$D$1]/([.$B4]+[.$B$1]))" office:value-type="float" office:value="0.758018795254968" calcext:value-type="float">
            <text:p>0.76</text:p>
          </table:table-cell>
          <table:table-cell table:style-name="ce14" table:formula="of:=[.C4]/3.3" office:value-type="float" office:value="0.229702665228778" calcext:value-type="float">
            <text:p>0.230</text:p>
          </table:table-cell>
          <table:table-cell table:style-name="ce14" table:formula="of:=[.D4]-[.D3]" office:value-type="float" office:value="0.128983240768347" calcext:value-type="float">
            <text:p>0.129</text:p>
          </table:table-cell>
          <table:table-cell table:style-name="ce3" table:formula="of:=COM.MICROSOFT.FLOOR([.D4]*65536; 1)" office:value-type="float" office:value="15053" calcext:value-type="float">
            <text:p>15053</text:p>
          </table:table-cell>
          <table:table-cell table:style-name="ce17" table:formula="of:=[.F4]-[.F3]" office:value-type="float" office:value="8453" calcext:value-type="float">
            <text:p>8453</text:p>
          </table:table-cell>
          <table:table-cell table:style-name="ce21" table:formula="of:=ROUND(AVERAGE([.F3:.F4]); 0)" office:value-type="float" office:value="10827" calcext:value-type="float">
            <text:p>10827</text:p>
          </table:table-cell>
          <table:table-cell table:style-name="ce26" table:formula="of:=DEC2HEX([.H4])" office:value-type="string" office:string-value="2A4B" calcext:value-type="string">
            <text:p>2A4B</text:p>
          </table:table-cell>
          <table:table-cell table:style-name="ce9" table:formula="of:=3.3/(1+[.K$1]/([.$B4]+[.$B$1]))" office:value-type="float" office:value="0.63974775711871" calcext:value-type="float">
            <text:p>0.64</text:p>
          </table:table-cell>
          <table:table-cell table:style-name="ce14" table:formula="of:=[.J4]/3.3" office:value-type="float" office:value="0.193862956702639" calcext:value-type="float">
            <text:p>0.194</text:p>
          </table:table-cell>
          <table:table-cell table:style-name="ce14" table:formula="of:=[.K4]-[.K3]" office:value-type="float" office:value="0.111022720016249" calcext:value-type="float">
            <text:p>0.111</text:p>
          </table:table-cell>
          <table:table-cell table:style-name="ce2" table:formula="of:=COM.MICROSOFT.FLOOR(([.B4]*4095)/([.B4]+[.$K$1]); 1)" office:value-type="float" office:value="793" calcext:value-type="float">
            <text:p>793</text:p>
          </table:table-cell>
          <table:table-cell table:style-name="ce26" table:formula="of:=DEC2HEX([.M4])" office:value-type="string" office:string-value="319" calcext:value-type="string">
            <text:p>319</text:p>
          </table:table-cell>
          <table:table-cell table:style-name="ce17" table:formula="of:=AVERAGE([.M3:.M4])" office:value-type="float" office:value="566" calcext:value-type="float">
            <text:p>566</text:p>
          </table:table-cell>
          <table:table-cell table:style-name="ce31" table:formula="of:=DEC2HEX([.O4])" office:value-type="string" office:string-value="236" calcext:value-type="string">
            <text:p>236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ext</text:p>
          </table:table-cell>
          <table:table-cell table:style-name="ce4" office:value-type="float" office:value="303.4" calcext:value-type="float">
            <text:p>303.4</text:p>
          </table:table-cell>
          <table:table-cell table:style-name="ce10" table:formula="of:=3.3/(1+[.$D$1]/([.$B5]+[.$B$1]))" office:value-type="float" office:value="1.2462285287528" calcext:value-type="float">
            <text:p>1.25</text:p>
          </table:table-cell>
          <table:table-cell table:style-name="ce15" table:formula="of:=[.C5]/3.3" office:value-type="float" office:value="0.37764500871297" calcext:value-type="float">
            <text:p>0.378</text:p>
          </table:table-cell>
          <table:table-cell table:style-name="ce15" table:formula="of:=[.D5]-[.D4]" office:value-type="float" office:value="0.147942343484192" calcext:value-type="float">
            <text:p>0.148</text:p>
          </table:table-cell>
          <table:table-cell table:style-name="ce4" table:formula="of:=COM.MICROSOFT.FLOOR([.D5]*65536; 1)" office:value-type="float" office:value="24749" calcext:value-type="float">
            <text:p>24749</text:p>
          </table:table-cell>
          <table:table-cell table:style-name="ce18" table:formula="of:=[.F5]-[.F4]" office:value-type="float" office:value="9696" calcext:value-type="float">
            <text:p>9696</text:p>
          </table:table-cell>
          <table:table-cell table:style-name="ce22" table:formula="of:=ROUND(AVERAGE([.F4:.F5]); 0)" office:value-type="float" office:value="19901" calcext:value-type="float">
            <text:p>19901</text:p>
          </table:table-cell>
          <table:table-cell table:style-name="ce27" table:formula="of:=DEC2HEX([.H5])" office:value-type="string" office:string-value="4DBD" calcext:value-type="string">
            <text:p>4DBD</text:p>
          </table:table-cell>
          <table:table-cell table:style-name="ce10" table:formula="of:=3.3/(1+[.K$1]/([.$B5]+[.$B$1]))" office:value-type="float" office:value="1.08427550357375" calcext:value-type="float">
            <text:p>1.08</text:p>
          </table:table-cell>
          <table:table-cell table:style-name="ce15" table:formula="of:=[.J5]/3.3" office:value-type="float" office:value="0.328568334416288" calcext:value-type="float">
            <text:p>0.329</text:p>
          </table:table-cell>
          <table:table-cell table:style-name="ce15" table:formula="of:=[.K5]-[.K4]" office:value-type="float" office:value="0.134705377713648" calcext:value-type="float">
            <text:p>0.135</text:p>
          </table:table-cell>
          <table:table-cell table:style-name="ce2" table:formula="of:=COM.MICROSOFT.FLOOR(([.B5]*4095)/([.B5]+[.$K$1]); 1)" office:value-type="float" office:value="1345" calcext:value-type="float">
            <text:p>1345</text:p>
          </table:table-cell>
          <table:table-cell table:style-name="ce27" table:formula="of:=DEC2HEX([.M5])" office:value-type="string" office:string-value="541" calcext:value-type="string">
            <text:p>541</text:p>
          </table:table-cell>
          <table:table-cell table:style-name="ce18" table:formula="of:=AVERAGE([.M4:.M5])" office:value-type="float" office:value="1069" calcext:value-type="float">
            <text:p>1069</text:p>
          </table:table-cell>
          <table:table-cell table:style-name="ce32" table:formula="of:=DEC2HEX([.O5])" office:value-type="string" office:string-value="42D" calcext:value-type="string">
            <text:p>42D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Prev</text:p>
          </table:table-cell>
          <table:table-cell table:style-name="ce3" office:value-type="float" office:value="565" calcext:value-type="float">
            <text:p>565</text:p>
          </table:table-cell>
          <table:table-cell table:style-name="ce9" table:formula="of:=3.3/(1+[.$D$1]/([.$B6]+[.$B$1]))" office:value-type="float" office:value="1.75070422535211" calcext:value-type="float">
            <text:p>1.75</text:p>
          </table:table-cell>
          <table:table-cell table:style-name="ce14" table:formula="of:=[.C6]/3.3" office:value-type="float" office:value="0.530516431924883" calcext:value-type="float">
            <text:p>0.531</text:p>
          </table:table-cell>
          <table:table-cell table:style-name="ce14" table:formula="of:=[.D6]-[.D5]" office:value-type="float" office:value="0.152871423211913" calcext:value-type="float">
            <text:p>0.153</text:p>
          </table:table-cell>
          <table:table-cell table:style-name="ce3" table:formula="of:=COM.MICROSOFT.FLOOR([.D6]*65536; 1)" office:value-type="float" office:value="34767" calcext:value-type="float">
            <text:p>34767</text:p>
          </table:table-cell>
          <table:table-cell table:style-name="ce17" table:formula="of:=[.F6]-[.F5]" office:value-type="float" office:value="10018" calcext:value-type="float">
            <text:p>10018</text:p>
          </table:table-cell>
          <table:table-cell table:style-name="ce21" table:formula="of:=ROUND(AVERAGE([.F5:.F6]); 0)" office:value-type="float" office:value="29758" calcext:value-type="float">
            <text:p>29758</text:p>
          </table:table-cell>
          <table:table-cell table:style-name="ce26" table:formula="of:=DEC2HEX([.H6])" office:value-type="string" office:string-value="743E" calcext:value-type="string">
            <text:p>743E</text:p>
          </table:table-cell>
          <table:table-cell table:style-name="ce9" table:formula="of:=3.3/(1+[.K$1]/([.$B6]+[.$B$1]))" office:value-type="float" office:value="1.57341772151899" calcext:value-type="float">
            <text:p>1.57</text:p>
          </table:table-cell>
          <table:table-cell table:style-name="ce14" table:formula="of:=[.J6]/3.3" office:value-type="float" office:value="0.476793248945148" calcext:value-type="float">
            <text:p>0.477</text:p>
          </table:table-cell>
          <table:table-cell table:style-name="ce14" table:formula="of:=[.K6]-[.K5]" office:value-type="float" office:value="0.14822491452886" calcext:value-type="float">
            <text:p>0.148</text:p>
          </table:table-cell>
          <table:table-cell table:style-name="ce2" table:formula="of:=COM.MICROSOFT.FLOOR(([.B6]*4095)/([.B6]+[.$K$1]); 1)" office:value-type="float" office:value="1952" calcext:value-type="float">
            <text:p>1952</text:p>
          </table:table-cell>
          <table:table-cell table:style-name="ce26" table:formula="of:=DEC2HEX([.M6])" office:value-type="string" office:string-value="7A0" calcext:value-type="string">
            <text:p>7A0</text:p>
          </table:table-cell>
          <table:table-cell table:style-name="ce17" table:formula="of:=AVERAGE([.M5:.M6])" office:value-type="float" office:value="1648.5" calcext:value-type="float">
            <text:p>1649</text:p>
          </table:table-cell>
          <table:table-cell table:style-name="ce31" table:formula="of:=DEC2HEX([.O6])" office:value-type="string" office:string-value="670" calcext:value-type="string">
            <text:p>67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Mode</text:p>
          </table:table-cell>
          <table:table-cell table:style-name="ce4" office:value-type="float" office:value="1040" calcext:value-type="float">
            <text:p>1040</text:p>
          </table:table-cell>
          <table:table-cell table:style-name="ce10" table:formula="of:=3.3/(1+[.$D$1]/([.$B7]+[.$B$1]))" office:value-type="float" office:value="2.22857142857143" calcext:value-type="float">
            <text:p>2.23</text:p>
          </table:table-cell>
          <table:table-cell table:style-name="ce15" table:formula="of:=[.C7]/3.3" office:value-type="float" office:value="0.675324675324675" calcext:value-type="float">
            <text:p>0.675</text:p>
          </table:table-cell>
          <table:table-cell table:style-name="ce15" table:formula="of:=[.D7]-[.D6]" office:value-type="float" office:value="0.144808243399793" calcext:value-type="float">
            <text:p>0.145</text:p>
          </table:table-cell>
          <table:table-cell table:style-name="ce4" table:formula="of:=COM.MICROSOFT.FLOOR([.D7]*65536; 1)" office:value-type="float" office:value="44258" calcext:value-type="float">
            <text:p>44258</text:p>
          </table:table-cell>
          <table:table-cell table:style-name="ce18" table:formula="of:=[.F7]-[.F6]" office:value-type="float" office:value="9491" calcext:value-type="float">
            <text:p>9491</text:p>
          </table:table-cell>
          <table:table-cell table:style-name="ce22" table:formula="of:=ROUND(AVERAGE([.F6:.F7]); 0)" office:value-type="float" office:value="39513" calcext:value-type="float">
            <text:p>39513</text:p>
          </table:table-cell>
          <table:table-cell table:style-name="ce27" table:formula="of:=DEC2HEX([.H7])" office:value-type="string" office:string-value="9A59" calcext:value-type="string">
            <text:p>9A59</text:p>
          </table:table-cell>
          <table:table-cell table:style-name="ce10" table:formula="of:=3.3/(1+[.K$1]/([.$B7]+[.$B$1]))" office:value-type="float" office:value="2.06746987951807" calcext:value-type="float">
            <text:p>2.07</text:p>
          </table:table-cell>
          <table:table-cell table:style-name="ce15" table:formula="of:=[.J7]/3.3" office:value-type="float" office:value="0.626506024096386" calcext:value-type="float">
            <text:p>0.627</text:p>
          </table:table-cell>
          <table:table-cell table:style-name="ce15" table:formula="of:=[.K7]-[.K6]" office:value-type="float" office:value="0.149712775151238" calcext:value-type="float">
            <text:p>0.150</text:p>
          </table:table-cell>
          <table:table-cell table:style-name="ce2" table:formula="of:=COM.MICROSOFT.FLOOR(([.B7]*4095)/([.B7]+[.$K$1]); 1)" office:value-type="float" office:value="2565" calcext:value-type="float">
            <text:p>2565</text:p>
          </table:table-cell>
          <table:table-cell table:style-name="ce27" table:formula="of:=DEC2HEX([.M7])" office:value-type="string" office:string-value="A05" calcext:value-type="string">
            <text:p>A05</text:p>
          </table:table-cell>
          <table:table-cell table:style-name="ce18" table:formula="of:=AVERAGE([.M6:.M7])" office:value-type="float" office:value="2258.5" calcext:value-type="float">
            <text:p>2259</text:p>
          </table:table-cell>
          <table:table-cell table:style-name="ce32" table:formula="of:=DEC2HEX([.O7])" office:value-type="string" office:string-value="8D2" calcext:value-type="string">
            <text:p>8D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ute</text:p>
          </table:table-cell>
          <table:table-cell table:style-name="ce3" office:value-type="float" office:value="2041" calcext:value-type="float">
            <text:p>2041</text:p>
          </table:table-cell>
          <table:table-cell table:style-name="ce9" table:formula="of:=3.3/(1+[.$D$1]/([.$B8]+[.$B$1]))" office:value-type="float" office:value="2.65064935064935" calcext:value-type="float">
            <text:p>2.65</text:p>
          </table:table-cell>
          <table:table-cell table:style-name="ce14" table:formula="of:=[.C8]/3.3" office:value-type="float" office:value="0.803227075954349" calcext:value-type="float">
            <text:p>0.803</text:p>
          </table:table-cell>
          <table:table-cell table:style-name="ce14" table:formula="of:=[.D8]-[.D7]" office:value-type="float" office:value="0.127902400629674" calcext:value-type="float">
            <text:p>0.128</text:p>
          </table:table-cell>
          <table:table-cell table:style-name="ce3" table:formula="of:=COM.MICROSOFT.FLOOR([.D8]*65536; 1)" office:value-type="float" office:value="52640" calcext:value-type="float">
            <text:p>52640</text:p>
          </table:table-cell>
          <table:table-cell table:style-name="ce17" table:formula="of:=[.F8]-[.F7]" office:value-type="float" office:value="8382" calcext:value-type="float">
            <text:p>8382</text:p>
          </table:table-cell>
          <table:table-cell table:style-name="ce21" table:formula="of:=ROUND(AVERAGE([.F7:.F8]); 0)" office:value-type="float" office:value="48449" calcext:value-type="float">
            <text:p>48449</text:p>
          </table:table-cell>
          <table:table-cell table:style-name="ce26" table:formula="of:=DEC2HEX([.H8])" office:value-type="string" office:string-value="BD41" calcext:value-type="string">
            <text:p>BD41</text:p>
          </table:table-cell>
          <table:table-cell table:style-name="ce9" table:formula="of:=3.3/(1+[.K$1]/([.$B8]+[.$B$1]))" office:value-type="float" office:value="2.53111612175874" calcext:value-type="float">
            <text:p>2.53</text:p>
          </table:table-cell>
          <table:table-cell table:style-name="ce14" table:formula="of:=[.J8]/3.3" office:value-type="float" office:value="0.767004885381436" calcext:value-type="float">
            <text:p>0.767</text:p>
          </table:table-cell>
          <table:table-cell table:style-name="ce14" table:formula="of:=[.K8]-[.K7]" office:value-type="float" office:value="0.14049886128505" calcext:value-type="float">
            <text:p>0.140</text:p>
          </table:table-cell>
          <table:table-cell table:style-name="ce2" table:formula="of:=COM.MICROSOFT.FLOOR(([.B8]*4095)/([.B8]+[.$K$1]); 1)" office:value-type="float" office:value="3140" calcext:value-type="float">
            <text:p>3140</text:p>
          </table:table-cell>
          <table:table-cell table:style-name="ce26" table:formula="of:=DEC2HEX([.M8])" office:value-type="string" office:string-value="C44" calcext:value-type="string">
            <text:p>C44</text:p>
          </table:table-cell>
          <table:table-cell table:style-name="ce17" table:formula="of:=AVERAGE([.M7:.M8])" office:value-type="float" office:value="2852.5" calcext:value-type="float">
            <text:p>2853</text:p>
          </table:table-cell>
          <table:table-cell table:style-name="ce31" table:formula="of:=DEC2HEX([.O8])" office:value-type="string" office:string-value="B24" calcext:value-type="string">
            <text:p>B24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Idle</text:p>
          </table:table-cell>
          <table:table-cell table:style-name="ce5" office:value-type="float" office:value="5046" calcext:value-type="float">
            <text:p>5046</text:p>
          </table:table-cell>
          <table:table-cell table:style-name="ce11" table:formula="of:=3.3/(1+[.$D$1]/([.$B9]+[.$B$1]))" office:value-type="float" office:value="3.00248827984133" calcext:value-type="float">
            <text:p>3.00</text:p>
          </table:table-cell>
          <table:table-cell table:style-name="ce16" table:formula="of:=[.C9]/3.3" office:value-type="float" office:value="0.909844933285251" calcext:value-type="float">
            <text:p>0.910</text:p>
          </table:table-cell>
          <table:table-cell table:style-name="ce16" table:formula="of:=[.D9]-[.D8]" office:value-type="float" office:value="0.106617857330902" calcext:value-type="float">
            <text:p>0.107</text:p>
          </table:table-cell>
          <table:table-cell table:style-name="ce5" table:formula="of:=COM.MICROSOFT.FLOOR([.D9]*65536; 1)" office:value-type="float" office:value="59627" calcext:value-type="float">
            <text:p>59627</text:p>
          </table:table-cell>
          <table:table-cell table:style-name="ce19" table:formula="of:=[.F9]-[.F8]" office:value-type="float" office:value="6987" calcext:value-type="float">
            <text:p>6987</text:p>
          </table:table-cell>
          <table:table-cell table:style-name="ce23" table:formula="of:=ROUND(AVERAGE([.F8:.F9]); 0)" office:value-type="float" office:value="56134" calcext:value-type="float">
            <text:p>56134</text:p>
          </table:table-cell>
          <table:table-cell table:style-name="ce28" table:formula="of:=DEC2HEX([.H9])" office:value-type="string" office:string-value="DB46" calcext:value-type="string">
            <text:p>DB46</text:p>
          </table:table-cell>
          <table:table-cell table:style-name="ce11" table:formula="of:=3.3/(1+[.K$1]/([.$B9]+[.$B$1]))" office:value-type="float" office:value="2.938898693964" calcext:value-type="float">
            <text:p>2.94</text:p>
          </table:table-cell>
          <table:table-cell table:style-name="ce16" table:formula="of:=[.J9]/3.3" office:value-type="float" office:value="0.890575361807271" calcext:value-type="float">
            <text:p>0.891</text:p>
          </table:table-cell>
          <table:table-cell table:style-name="ce16" table:formula="of:=[.K9]-[.K8]" office:value-type="float" office:value="0.123570476425836" calcext:value-type="float">
            <text:p>0.124</text:p>
          </table:table-cell>
          <table:table-cell table:style-name="ce2" table:formula="of:=COM.MICROSOFT.FLOOR(([.B9]*4095)/([.B9]+[.$K$1]); 1)" office:value-type="float" office:value="3646" calcext:value-type="float">
            <text:p>3646</text:p>
          </table:table-cell>
          <table:table-cell table:style-name="ce28" table:formula="of:=DEC2HEX([.M9])" office:value-type="string" office:string-value="E3E" calcext:value-type="string">
            <text:p>E3E</text:p>
          </table:table-cell>
          <table:table-cell table:style-name="ce19" table:formula="of:=AVERAGE([.M8:.M9])" office:value-type="float" office:value="3393" calcext:value-type="float">
            <text:p>3393</text:p>
          </table:table-cell>
          <table:table-cell table:style-name="ce33" table:formula="of:=DEC2HEX([.O9])" office:value-type="string" office:string-value="D41" calcext:value-type="string">
            <text:p>D41</text:p>
          </table:table-cell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>
            <draw:frame table:end-cell-address="Sheet1.Q31" table:end-x="9.72pt" table:end-y="1.47pt" draw:z-index="0" draw:name="Chart 1" draw:style-name="gr1" draw:text-style-name="P1" svg:width="1100.21pt" svg:height="281.23pt" svg:x="6.04pt" svg:y="5.27pt">
              <draw:object draw:notify-on-update-of-ranges="Sheet1.M3:Sheet1.M9 Sheet1.B3:Sheet1.B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Source</text:p>
          </table:table-cell>
          <table:table-cell office:value-type="float" office:value="255" calcext:value-type="float">
            <text:p>255</text:p>
          </table:table-cell>
          <table:table-cell table:formula="of:=ROUND(AVERAGE([.B16:.B17]); 0)" office:value-type="float" office:value="250" calcext:value-type="float">
            <text:p>2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ute</text:p>
          </table:table-cell>
          <table:table-cell office:value-type="float" office:value="244" calcext:value-type="float">
            <text:p>244</text:p>
          </table:table-cell>
          <table:table-cell table:formula="of:=ROUND(AVERAGE([.B17:.B18]); 0)" office:value-type="float" office:value="239" calcext:value-type="float">
            <text:p>23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p</text:p>
          </table:table-cell>
          <table:table-cell office:value-type="float" office:value="234" calcext:value-type="float">
            <text:p>234</text:p>
          </table:table-cell>
          <table:table-cell table:formula="of:=ROUND(AVERAGE([.B18:.B19]); 0)" office:value-type="float" office:value="229" calcext:value-type="float">
            <text:p>2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ext</text:p>
          </table:table-cell>
          <table:table-cell office:value-type="float" office:value="224" calcext:value-type="float">
            <text:p>224</text:p>
          </table:table-cell>
          <table:table-cell table:formula="of:=ROUND(AVERAGE([.B19:.B20]); 0)" office:value-type="float" office:value="219" calcext:value-type="float">
            <text:p>2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ev</text:p>
          </table:table-cell>
          <table:table-cell office:value-type="float" office:value="213" calcext:value-type="float">
            <text:p>213</text:p>
          </table:table-cell>
          <table:table-cell table:formula="of:=ROUND(AVERAGE([.B20:.B21]); 0)" office:value-type="float" office:value="204" calcext:value-type="float">
            <text:p>20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ol up</text:p>
          </table:table-cell>
          <table:table-cell office:value-type="float" office:value="195" calcext:value-type="float">
            <text:p>195</text:p>
          </table:table-cell>
          <table:table-cell table:formula="of:=ROUND(AVERAGE([.B21:.B22]); 0)" office:value-type="float" office:value="181" calcext:value-type="float">
            <text:p>18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ol down</text:p>
          </table:table-cell>
          <table:table-cell office:value-type="float" office:value="167" calcext:value-type="float">
            <text:p>167</text:p>
          </table:table-cell>
          <table:table-cell table:formula="of:=ROUND(AVERAGE([.B22:.B23]); 0)" office:value-type="float" office:value="142" calcext:value-type="float">
            <text:p>14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lect</text:p>
          </table:table-cell>
          <table:table-cell office:value-type="float" office:value="116" calcext:value-type="float">
            <text:p>116</text:p>
          </table:table-cell>
          <table:table-cell table:formula="of:=ROUND(AVERAGE([.B23:.B24]); 0)" office:value-type="float" office:value="92" calcext:value-type="float">
            <text:p>9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ndEsc</text:p>
          </table:table-cell>
          <table:table-cell office:value-type="float" office:value="67" calcext:value-type="float">
            <text:p>67</text:p>
          </table:table-cell>
          <table:table-cell table:number-columns-repeated="1022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en</meta:initial-creator>
    <meta:creation-date>2015-11-30T00:37:51</meta:creation-date>
    <dc:date>2018-07-22T14:15:27.172664068</dc:date>
    <meta:generator>LibreOffice/6.0.5.2$Linux_X86_64 LibreOffice_project/00m0$Build-2</meta:generator>
    <meta:editing-duration>PT19H31M24S</meta:editing-duration>
    <meta:editing-cycles>1</meta:editing-cycles>
    <meta:document-statistic meta:table-count="1" meta:cell-count="157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38.814cm" svg:height="9.922cm" xlink:href=".." xlink:type="simple" chart:class="chart:scatter" chart:style-name="ch1">
        <chart:title svg:x="18.299cm" svg:y="0.333cm" chart:style-name="ch2">
          <text:p>Series 1</text:p>
        </chart:title>
        <chart:plot-area chart:style-name="ch3" table:cell-range-address="Sheet1.B3:Sheet1.B9 Sheet1.M3:Sheet1.M9" chart:data-source-has-labels="row" svg:x="0.776cm" svg:y="1.41cm" svg:width="37.262cm" svg:height="8.314cm">
          <chartooo:coordinate-region svg:x="1.724cm" svg:y="1.596cm" svg:width="35.889cm" svg:height="7.65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3:Sheet1.M9" loext:label-string="&quot;Series 1&quot;" chart:class="chart:scatter">
            <chart:domain table:cell-range-address="Sheet1.B3:Sheet1.B9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ies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">
                <text:p>56</text:p>
                <draw:g>
                  <svg:desc>Sheet1.B3:Sheet1.B9</svg:desc>
                </draw:g>
              </table:table-cell>
              <table:table-cell office:value-type="float" office:value="339">
                <text:p>339</text:p>
                <draw:g>
                  <svg:desc>Sheet1.M3:Sheet1.M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9.1">
                <text:p>149.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3.4">
                <text:p>303.4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5">
                <text:p>565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0">
                <text:p>1040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1">
                <text:p>2041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46">
                <text:p>5046</text:p>
              </table:table-cell>
              <table:table-cell office:value-type="float" office:value="3646">
                <text:p>36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